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3.63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13.45mm"/>
    </style:style>
    <style:style style:name="co5" style:family="table-column">
      <style:table-column-properties fo:break-before="auto" style:column-width="332.4mm"/>
    </style:style>
    <style:style style:name="co6" style:family="table-column">
      <style:table-column-properties fo:break-before="auto" style:column-width="122.17mm"/>
    </style:style>
    <style:style style:name="co7" style:family="table-column">
      <style:table-column-properties fo:break-before="auto" style:column-width="325.76mm"/>
    </style:style>
    <style:style style:name="co8" style:family="table-column">
      <style:table-column-properties fo:break-before="auto" style:column-width="49.64mm"/>
    </style:style>
    <style:style style:name="co9" style:family="table-column">
      <style:table-column-properties fo:break-before="auto" style:column-width="201.38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30.04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231.8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tfor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film</text:p>
          </table:table-cell>
          <table:table-cell office:value-type="float" office:value="2019" calcext:value-type="float">
            <text:p>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yperNormalisation </text:p>
          </table:table-cell>
          <table:table-cell office:value-type="string" calcext:value-type="string">
            <text:p>documenta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nti-consumerism, anti-capitalism </text:p>
          </table:table-cell>
          <table:table-cell/>
          <table:table-cell office:value-type="string" calcext:value-type="string">
            <text:p>magnet:?xt=urn:btih:80af5229ec5785ac7bf0f54b140e5b8ba68eede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fil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lidar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ysium</text:p>
          </table:table-cell>
          <table:table-cell office:value-type="string" calcext:value-type="string">
            <text:p>fil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i-class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Hunger Games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class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Dictator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fascism</text:p>
          </table:table-cell>
          <table:table-cell office:value-type="string" calcext:value-type="string">
            <text:p>cave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rac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chmen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glourious Basterds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fasc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trict 9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lassism, anti-rac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olonialism, environmental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·E</text:p>
          </table:table-cell>
          <table:table-cell office:value-type="string" calcext:value-type="string">
            <text:p>fil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nvironmental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Wind that Shakes the Barley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Lives of Others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totalitarian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ldren of Men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nvironmental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ood Diamond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 for Vendetta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nd of the Dead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lass warfare, commentary on Iraw w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Day After Tomorrow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nvironmental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m America: World Police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nti-colonialism</text:p>
          </table:table-cell>
          <table:table-cell office:value-type="string" calcext:value-type="string">
            <text:p>The opening of Team America is left-wing. Much of the rest of the film could be said to be far-right and anti-ga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ority Report</text:p>
          </table:table-cell>
          <table:table-cell office:value-type="string" calcext:value-type="string">
            <text:p>film</text:p>
          </table:table-cell>
          <table:table-cell office:value-type="float" office:value="2002" calcext:value-type="float">
            <text:p>2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-Men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racism, anti-radicalis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erican Psycho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corporat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Matrix</text:p>
          </table:table-cell>
          <table:table-cell office:value-type="string" calcext:value-type="string">
            <text:p>fil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nti-corporatism, anti-domination, progressive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mall Soldiers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corporat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erican History X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fasc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ship Troopers</text:p>
          </table:table-cell>
          <table:table-cell office:value-type="string" calcext:value-type="string">
            <text:p>film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nti-fascism, anti-milita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hael Collin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bertaria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ild environmentalism, solidar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world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nvironmental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nd and Freedom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rnGully: The Last Rainforest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nvironmental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en 3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nti-corporat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o Framed Roger Rabbit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rac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y Live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consumerism, anti-capitalism, anti-domination</text:p>
          </table:table-cell>
          <table:table-cell/>
          <table:table-cell office:value-type="string" calcext:value-type="string">
            <text:p>magnet:?xt=urn:btih:2c6f12a3e0543dd41d6a3b1f4ecd824244e915a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ocop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corporatism, anti-fascism</text:p>
          </table:table-cell>
          <table:table-cell office:value-type="string" calcext:value-type="string">
            <text:p>The first one is particularly good, but all the sequels are left-wing and progressively show the impacts of corporatism and domination (a little like how the Mad Max films have the society break down)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 Metal Jacket (1987)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iens (anti-corporate)</text:p>
          </table:table-cell>
          <table:table-cell office:value-type="string" calcext:value-type="string">
            <text:p>fil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anti-corporat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y of the Dead</text:p>
          </table:table-cell>
          <table:table-cell office:value-type="string" calcext:value-type="string">
            <text:p>fil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anti-milita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Terminator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ne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colonial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Dead Zone</text:p>
          </table:table-cell>
          <table:table-cell office:value-type="string" calcext:value-type="string">
            <text:p>film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office:value-type="string" calcext:value-type="string">
            <text:p>magnet:?xt=urn:btih:57553a9b7414371c77dfc7b495c7dd616ace42a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mbo: First Blood</text:p>
          </table:table-cell>
          <table:table-cell office:value-type="string" calcext:value-type="string">
            <text:p>film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nti-military, pro-welfa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iders of the Lost Arc</text:p>
          </table:table-cell>
          <table:table-cell office:value-type="string" calcext:value-type="string">
            <text:p>fil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anti-fascist, hints of anti-collonial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fil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ti-corporate</text:p>
          </table:table-cell>
          <table:table-cell/>
          <table:table-cell office:value-type="string" calcext:value-type="string">
            <text:p>magnet:?xt=urn:btih:204da316cfebeab22b1bfd2ab3b23b73141fdd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wn of the Dead</text:p>
          </table:table-cell>
          <table:table-cell office:value-type="string" calcext:value-type="string">
            <text:p>film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nti-consumer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 Wars (all films anti-fascist)</text:p>
          </table:table-cell>
          <table:table-cell office:value-type="string" calcext:value-type="string">
            <text:p>film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nti-fascist, deradicaliz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t Running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environmental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baret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anti-fascism, progressi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X 1138</text:p>
          </table:table-cell>
          <table:table-cell office:value-type="string" calcext:value-type="string">
            <text:p>film</text:p>
          </table:table-cell>
          <table:table-cell office:value-type="float" office:value="1971" calcext:value-type="float">
            <text:p>19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ght of the Living Dead (anti-racism)</text:p>
          </table:table-cell>
          <table:table-cell office:value-type="string" calcext:value-type="string">
            <text:p>fil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ti-rac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. Strangelove or: How I Learned to Stop Worrying and Love the Bomb</text:p>
          </table:table-cell>
          <table:table-cell office:value-type="string" calcext:value-type="string">
            <text:p>film</text:p>
          </table:table-cell>
          <table:table-cell office:value-type="float" office:value="1964" calcext:value-type="float">
            <text:p>19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s of Glory</text:p>
          </table:table-cell>
          <table:table-cell office:value-type="string" calcext:value-type="string">
            <text:p>film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anti-hierarchy, anti-coercion, anti-corruption</text:p>
          </table:table-cell>
          <table:table-cell/>
          <table:table-cell office:value-type="string" calcext:value-type="string">
            <text:p>magnet:?xt=urn:btih:ea5ea22be35fb1027c5f77568fa320b63cd325e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office:value-type="string" calcext:value-type="string">
            <text:p>film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anti-w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Great Dictator</text:p>
          </table:table-cell>
          <table:table-cell office:value-type="string" calcext:value-type="string">
            <text:p>film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nti-fasc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tropolis</text:p>
          </table:table-cell>
          <table:table-cell office:value-type="string" calcext:value-type="string">
            <text:p>film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workers’ rights, disinformation through technology (including a bot)</text:p>
          </table:table-cell>
          <table:table-cell office:value-type="string" calcext:value-type="string">
            <text:p>important historical cave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leship Potemkin</text:p>
          </table:table-cell>
          <table:table-cell office:value-type="string" calcext:value-type="string">
            <text:p>film</text:p>
          </table:table-cell>
          <table:table-cell office:value-type="float" office:value="1925" calcext:value-type="float">
            <text:p>1925</text:p>
          </table:table-cell>
          <table:table-cell table:number-columns-repeated="10"/>
        </table:table-row>
        <table:table-row table:style-name="ro1" table:number-rows-repeated="1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TNG.A1:TNG.F59">
          <table:sort>
            <table:sort-by table:field-number="2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02:04:46.501486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8T04:51:46.882655653</dc:date>
    <meta:editing-duration>P4DT21H51M34S</meta:editing-duration>
    <meta:editing-cycles>60</meta:editing-cycles>
    <meta:generator>LibreOffice/6.0.7.3$Linux_X86_64 LibreOffice_project/00m0$Build-3</meta:generator>
    <meta:document-statistic meta:table-count="1" meta:cell-count="232" meta:object-count="0"/>
  </office:meta>
</office:document-meta>
</file>